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0a1a" officeooo:paragraph-rsid="00090a1a"/>
    </style:style>
    <style:style style:name="P2" style:family="paragraph" style:parent-style-name="Standard">
      <style:text-properties fo:font-weight="bold" officeooo:rsid="00090a1a" officeooo:paragraph-rsid="00090a1a" style:font-weight-asian="bold" style:font-weight-complex="bold"/>
    </style:style>
    <style:style style:name="P3" style:family="paragraph" style:parent-style-name="Standard">
      <style:text-properties fo:font-weight="bold" officeooo:rsid="000a883f" officeooo:paragraph-rsid="000a883f" style:font-weight-asian="bold" style:font-weight-complex="bold"/>
    </style:style>
    <style:style style:name="P4" style:family="paragraph" style:parent-style-name="Standard">
      <style:text-properties fo:font-weight="normal" officeooo:rsid="00090a1a" officeooo:paragraph-rsid="00090a1a" style:font-weight-asian="normal" style:font-weight-complex="normal"/>
    </style:style>
    <style:style style:name="P5" style:family="paragraph" style:parent-style-name="Standard">
      <style:text-properties fo:font-weight="normal" officeooo:rsid="000a883f" officeooo:paragraph-rsid="000a883f" style:font-weight-asian="normal" style:font-weight-complex="normal"/>
    </style:style>
    <style:style style:name="T1" style:family="text">
      <style:text-properties officeooo:rsid="000a88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jectory</text:p>
      <text:p text:style-name="P2">Movement_z</text:p>
      <text:p text:style-name="P1"/>
      <text:p text:style-name="P1">Amp = 100 mm</text:p>
      <text:p text:style-name="P1">freq = 0.2 hz</text:p>
      <text:p text:style-name="P1">phase = 70 deg</text:p>
      <text:p text:style-name="P1"/>
      <text:p text:style-name="P1">Amp2= 80 mm</text:p>
      <text:p text:style-name="P1">freq2 = 0.12 hz</text:p>
      <text:p text:style-name="P1">phase2 = 30 deg</text:p>
      <text:p text:style-name="P1"/>
      <text:p text:style-name="P1">Amp3 = 50 mm</text:p>
      <text:p text:style-name="P1">freq3 = 0.13 hz</text:p>
      <text:p text:style-name="P1">phase3 = 0 deg</text:p>
      <text:p text:style-name="P1"/>
      <text:p text:style-name="P1"/>
      <text:p text:style-name="P2">z_rot</text:p>
      <text:p text:style-name="P2"><text:s/>Z:</text:p>
      <text:p text:style-name="P1">Amp = <text:span text:style-name="T1">7</text:span>0 mm</text:p>
      <text:p text:style-name="P1">freq = 0.2 hz</text:p>
      <text:p text:style-name="P1">phase = 70 deg</text:p>
      <text:p text:style-name="P1"/>
      <text:p text:style-name="P1">Amp2= <text:span text:style-name="T1">6</text:span>0 mm</text:p>
      <text:p text:style-name="P1">freq2 = 0.12 hz</text:p>
      <text:p text:style-name="P1">phase2 = 30 deg</text:p>
      <text:p text:style-name="P1"/>
      <text:p text:style-name="P1">Amp3 = 50 mm</text:p>
      <text:p text:style-name="P1">freq3 = 0.13 hz</text:p>
      <text:p text:style-name="P4">phase3 = 0 deg</text:p>
      <text:p text:style-name="P2">Rot:</text:p>
      <text:p text:style-name="P5">Rx = 15 deg, 0.15hz, 180 phase</text:p>
      <text:p text:style-name="P5">Ry = 10 deg, 0.15hz, 90 phase</text:p>
      <text:p text:style-name="P5"/>
      <text:p text:style-name="P3">rot_only</text:p>
      <text:p text:style-name="P3"/>
      <text:p text:style-name="P5">Rx = 5 deg, 0.15hz, 100 phase</text:p>
      <text:p text:style-name="P5">Rx2 = 4 deg, 0.13hz, 180 phase</text:p>
      <text:p text:style-name="P5">Ry = 10 deg, 0.15hz, 90 pha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0T13:48:02.257729008</meta:creation-date>
    <dc:date>2022-05-10T14:12:20.361270202</dc:date>
    <meta:editing-duration>PT3M37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29" meta:word-count="111" meta:character-count="428" meta:non-whitespace-character-count="345"/>
  </office:meta>
</office:document-meta>
</file>